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officeooo:paragraph-rsid="00109e73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rsid="00109e73" officeooo:paragraph-rsid="00109e73" style:font-size-asian="13pt" style:font-size-complex="13pt"/>
    </style:style>
    <style:style style:name="T1" style:family="text">
      <style:text-properties officeooo:rsid="00109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da vez que estamos em um site e clicamos em uma área sensível que nos leva a outro ponto ou a outro documento, estamos interagindo com um:</text:p>
      <text:p text:style-name="P1"><text:span text:style-name="T1">A) </text:span>hyperlink</text:p>
      <text:p text:style-name="P1"><text:span text:style-name="T1">B) </text:span>metadado</text:p>
      <text:p text:style-name="P1"><text:span text:style-name="T1">C) </text:span>ancoramento</text:p>
      <text:p text:style-name="P1"><text:span text:style-name="T1">D) </text:span>subdomínio</text:p>
      <text:p text:style-name="P1"/>
      <text:p text:style-name="P1">2. Para criarmos links em nosso site, utilizaremos a tag:</text:p>
      <text:p text:style-name="P2">A) &lt;link&gt;</text:p>
      <text:p text:style-name="P2">B) &lt;l&gt;</text:p>
      <text:p text:style-name="P2">C) &lt;lnk&gt;</text:p>
      <text:p text:style-name="P2">D) &lt;a&gt;</text:p>
      <text:p text:style-name="P2"/>
      <text:p text:style-name="P2">3. Dentro da tag de âncora, o parâmetro _____ serve para indicar a URL completa para onde o fluxo será desviado.</text:p>
      <text:p text:style-name="P2">A) destiny</text:p>
      <text:p text:style-name="P2">B) ref</text:p>
      <text:p text:style-name="P2">C) href</text:p>
      <text:p text:style-name="P2">D) link</text:p>
      <text:p text:style-name="P2"/>
      <text:p text:style-name="P2">4. Também é possível indicar o idioma principal de um documento configurado em uma âncora usando o parâmetro:</text:p>
      <text:p text:style-name="P2">A) lang</text:p>
      <text:p text:style-name="P2">B) reflang</text:p>
      <text:p text:style-name="P2">C) rellang</text:p>
      <text:p text:style-name="P2">D) hreflang</text:p>
      <text:p text:style-name="P2"/>
      <text:p text:style-name="P2">5. A tag de âncora também suporta o parâmetro target, onde podemos colocar vários valores, exceto:</text:p>
      <text:p text:style-name="P2">A) _parent</text:p>
      <text:p text:style-name="P2">B) _self</text:p>
      <text:p text:style-name="P2">C) _external</text:p>
      <text:p text:style-name="P2">D) _top</text:p>
      <text:p text:style-name="P2"/>
      <text:p text:style-name="P2">6. A maneira mais recomendada de indicar um link externo é configurando o seguinte par de parâmetro e valor:</text:p>
      <text:p text:style-name="P2">A) external = “true”</text:p>
      <text:p text:style-name="P2">B) href = “external”</text:p>
      <text:p text:style-name="P2">C) target = “_external”</text:p>
      <text:p text:style-name="P2">D) rel = “external”</text:p>
      <text:p text:style-name="P2"/>
      <text:p text:style-name="P2">7. Ao criar links que levam a documentos que estão em pastas imediatamente superiores na hierarquia do site, devemos adicionar ao link os símbolos:</text:p>
      <text:p text:style-name="P2">A) ../</text:p>
      <text:p text:style-name="P2">B) &lt;/</text:p>
      <text:p text:style-name="P2">C) #/</text:p>
      <text:p text:style-name="P2">D) -/</text:p>
      <text:p text:style-name="P2"/>
      <text:p text:style-name="P2"><text:soft-page-break/>8. Ao criar um link para download, recomenda-se configurar os parâmetros adicionais:</text:p>
      <text:p text:style-name="P2">A) link e download</text:p>
      <text:p text:style-name="P2">B) download e type</text:p>
      <text:p text:style-name="P2">C) link e type</text:p>
      <text:p text:style-name="P2">D) download e link</text:p>
      <text:p text:style-name="P2"/>
      <text:p text:style-name="P2">9. O parâmetro type de um link que vai servir para baixar um arquivo PDF deve estar configurado com o valor:</text:p>
      <text:p text:style-name="P2">A) ebook/pdf</text:p>
      <text:p text:style-name="P2">B) file/pdf</text:p>
      <text:p text:style-name="P2">C) application/pdf</text:p>
      <text:p text:style-name="P2">D) download/pdf</text:p>
      <text:p text:style-name="P2"/>
      <text:p text:style-name="P2">10. Os valores application/zip, audio/aac e font/ttf são exemplos de:</text:p>
      <text:p text:style-name="P2">A) type files</text:p>
      <text:p text:style-name="P2">B) media types</text:p>
      <text:p text:style-name="P2">C) multimedia patterns</text:p>
      <text:p text:style-name="P2">D) format fil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7:34:58.475000000</meta:creation-date>
    <dc:date>2023-05-23T17:43:18.465000000</dc:date>
    <meta:editing-duration>PT8M20S</meta:editing-duration>
    <meta:editing-cycles>1</meta:editing-cycles>
    <meta:document-statistic meta:table-count="0" meta:image-count="0" meta:object-count="0" meta:page-count="2" meta:paragraph-count="50" meta:word-count="279" meta:character-count="1511" meta:non-whitespace-character-count="1281"/>
    <meta:generator>LibreOffice/7.4.6.2$Windows_X86_64 LibreOffice_project/5b1f5509c2decdade7fda905e3e1429a67acd63d</meta:generator>
  </office:meta>
</office:document-meta>
</file>